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c6f" officeooo:paragraph-rsid="00019c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cd efg hijklmn op qrs tu vw xy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1-24T20:01:11.224000000</dc:date>
    <meta:editing-duration>PT21S</meta:editing-duration>
    <meta:editing-cycles>1</meta:editing-cycles>
    <meta:document-statistic meta:table-count="0" meta:image-count="0" meta:object-count="0" meta:page-count="1" meta:paragraph-count="1" meta:word-count="8" meta:character-count="33" meta:non-whitespace-character-count="26"/>
  </office:meta>
</office:document-meta>
</file>